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officeooo:rsid="00164991" officeooo:paragraph-rsid="001649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bout my farm</text:p>
      <text:p text:style-name="P1">[FILE_NAM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loext:contextual-spacing="false" style:page-number="auto" fo:keep-with-next="always"/>
      <style:text-properties style:font-name="Open Sans Semibold" fo:font-family="'Open Sans Semibold'" style:font-style-name="Semibold" style:font-family-generic="swiss" style:font-pitch="variable" fo:font-size="14pt" fo:font-weight="600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8:33:07</meta:creation-date>
    <dc:date>2018-09-25T16:30:28.645706280</dc:date>
    <meta:editing-duration>PT58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2" meta:word-count="4" meta:character-count="24" meta:non-whitespace-character-count="22"/>
  </office:meta>
</office:document-meta>
</file>